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d1fcc" officeooo:paragraph-rsid="000e54f4"/>
    </style:style>
    <style:style style:name="P2" style:family="paragraph" style:parent-style-name="Standard">
      <style:text-properties fo:font-weight="bold" officeooo:rsid="001d1fcc" officeooo:paragraph-rsid="000e54f4" style:font-weight-asian="bold" style:font-weight-complex="bold"/>
    </style:style>
    <style:style style:name="P3" style:family="paragraph" style:parent-style-name="Standard">
      <style:text-properties fo:font-weight="bold" officeooo:rsid="001d1fcc" officeooo:paragraph-rsid="0011425b" style:font-weight-asian="bold" style:font-weight-complex="bold"/>
    </style:style>
    <style:style style:name="P4" style:family="paragraph" style:parent-style-name="Standard">
      <style:text-properties fo:font-weight="normal" officeooo:rsid="001d1fcc" officeooo:paragraph-rsid="0011425b" style:font-weight-asian="normal" style:font-weight-complex="normal"/>
    </style:style>
    <style:style style:name="P5" style:family="paragraph" style:parent-style-name="Standard">
      <style:text-properties officeooo:rsid="0013433d" officeooo:paragraph-rsid="0013433d"/>
    </style:style>
    <style:style style:name="P6" style:family="paragraph" style:parent-style-name="Standard">
      <style:text-properties officeooo:rsid="00156072" officeooo:paragraph-rsid="00156072"/>
    </style:style>
    <style:style style:name="P7" style:family="paragraph" style:parent-style-name="Standard">
      <style:text-properties officeooo:rsid="0016eae5" officeooo:paragraph-rsid="00156072"/>
    </style:style>
    <style:style style:name="P8" style:family="paragraph" style:parent-style-name="Standard">
      <style:text-properties officeooo:rsid="0019a3d3" officeooo:paragraph-rsid="0019a3d3"/>
    </style:style>
    <style:style style:name="P9" style:family="paragraph" style:parent-style-name="Standard">
      <style:text-properties officeooo:rsid="001acd77" officeooo:paragraph-rsid="001acd77"/>
    </style:style>
    <style:style style:name="P10" style:family="paragraph" style:parent-style-name="Standard">
      <style:text-properties fo:font-weight="normal" officeooo:rsid="001acd77" officeooo:paragraph-rsid="001acd77" style:font-weight-asian="normal" style:font-weight-complex="normal"/>
    </style:style>
    <style:style style:name="P11" style:family="paragraph" style:parent-style-name="Standard">
      <style:text-properties officeooo:rsid="00156072" officeooo:paragraph-rsid="00156072"/>
    </style:style>
    <style:style style:name="T1" style:family="text">
      <style:text-properties officeooo:rsid="0011425b"/>
    </style:style>
    <style:style style:name="T2" style:family="text">
      <style:text-properties officeooo:rsid="001444e6"/>
    </style:style>
    <style:style style:name="T3" style:family="text">
      <style:text-properties officeooo:rsid="001acd77"/>
    </style:style>
    <style:style style:name="T4" style:family="text">
      <style:text-properties officeooo:rsid="001d1fc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TYP ZAKŁADKI PRACOWNICY:</text:p>
      <text:p text:style-name="P1"/>
      <text:p text:style-name="P2">Cykl użytkowania:</text:p>
      <text:p text:style-name="P5">Etap 1: <text:span text:style-name="T2">Powinniśmy wyświetlić pusty kalendarz, ze spisem wszystkich osób, prócz archiwalnych [dane z serwera, pobieramy całość danych naraz, bo serwer dostanie pierdolca] na lewo. Widok kalendarza jest domyślnie na tydzień.</text:span></text:p>
      <text:p text:style-name="P7"/>
      <text:p text:style-name="P8">Ad 1: Potrzebne jest stworzenie uniwersalnej, odpowiedzialnej za selekcje danych funkcji, nazwijmy ją selectCalendarData(…). Potrzeba jest stworzyć też funkcje showCalendarData(…). Obie te funkcje zawierać się będą w obiekcie mainCalendarManager. Funkcja pierwsza wyznacza selekcje danych, które potencjalnie mogą być wyświetlone (w odniesieniu do zaznaczenia osób, checkboxów na górze). Dane, które jednak będą wyświetlone rzeczywiście wyznaczane są przez drugą funkcje, która w odniesieniu do zaznaczonego przedziału czasowego zwróci nam to co mamy wyświetlić (odpowiedni zestaw danych). Mamy więc dwa etapy selekcji. <text:span text:style-name="T3">Ważna będzie też funkcja searchCalendarData(…) która selekcjonuje nam rzecz jasna rzeczy do wyboru („zaznaczenia” w etapie 1). Nazwijmy wyszukanie „etapem 0”. Wyszukanie NIE indukuje zmiany w etapach 1 i 2. Dopiero zaznaczenie/usunięcie kolejnej osoby. Przy wyszukiwaniu, gdy mamy coś zaznaczone, to pozostaje w liście po lewej po to, byśmy mogli to sprawnie usunąć zaznaczenie w razie czego (najlepiej sygnalizować to wizualnie?). </text:span></text:p>
      <text:p text:style-name="P8"><text:tab/><text:span text:style-name="T3">Funkcja showCalendarData(…) generuje nam gotowe obiekty calendarNote z poniższymi danymi:</text:span></text:p>
      <text:p text:style-name="P8">- <text:span text:style-name="T3">id</text:span></text:p>
      <text:p text:style-name="P8">- <text:span text:style-name="T3">kolor</text:span></text:p>
      <text:p text:style-name="P8">- <text:span text:style-name="T3">tytuł</text:span></text:p>
      <text:p text:style-name="P8">- <text:span text:style-name="T3">odpowiedzialni</text:span></text:p>
      <text:p text:style-name="P8">- <text:span text:style-name="T3">start, end time</text:span></text:p>
      <text:p text:style-name="P8">- <text:span text:style-name="T3">kolor obramówki</text:span></text:p>
      <text:p text:style-name="P9">Potem umieszcza je w drzewie dokumentu za pomocą funkcji putCalendarNote(). Alternatywnie możemy usunąć calendarNote za pomocą popCalendarNote(ID). </text:p>
      <text:p text:style-name="P9">Funkcja przy wstawianiu do drzewa optymalizuje ten proces, dodając i usuwając jedynie tzw. „deltę”. W tym celu najprawdopodobniej będziemy prowadzić słownik wstawionych ID. </text:p>
      <text:p text:style-name="P9"/>
      <text:p text:style-name="P8"/>
      <text:p text:style-name="P8">Etap 2.<text:span text:style-name="T3">1</text:span>: Użytkownik robi to co opisaliśmy w (Ad1). Dowolnie manipuluje selektorami, <text:span text:style-name="T3">wyszukuje, </text:span>po czym aktualizuje się widok. WAŻNE! Zmiana selektorów funkcji pierwszej wymusza reload (wywołanie obu funkcji). <text:span text:style-name="T3">Zmiana dnia/tygodnia/miesiąca/roku generuje reload funkcji 2.</text:span></text:p>
      <text:p text:style-name="P8"/>
      <text:p text:style-name="P9">Etap 2.2: Użytkownik za pomocą modułów <text:span text:style-name="T4">addTaskModule, addLeaveModule </text:span>oraz workingHoursModule.</text:p>
      <text:p text:style-name="P7"/>
      <text:p text:style-name="P9">SOMETHING TO THINK ABOUT → Sortowanie list, dynamiczne generowanie grup, tworzenie grup w kalendarzu.</text:p>
      <text:p text:style-name="P6"><text:s/></text:p>
      <text:p text:style-name="P6"/>
      <text:p text:style-name="P3"><text:span text:style-name="T1">JSONy</text:span>:</text:p>
      <text:p text:style-name="P4"/>
      <text:p text:style-name="P10">brak w tym 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5:42:00.296614002</meta:creation-date>
    <meta:generator>LibreOffice/6.0.7.3$Linux_X86_64 LibreOffice_project/00m0$Build-3</meta:generator>
    <dc:date>2019-02-19T20:02:58.129094904</dc:date>
    <meta:editing-duration>PT2H55M58S</meta:editing-duration>
    <meta:editing-cycles>4</meta:editing-cycles>
    <meta:document-statistic meta:table-count="0" meta:image-count="0" meta:object-count="0" meta:page-count="1" meta:paragraph-count="19" meta:word-count="304" meta:character-count="2290" meta:non-whitespace-character-count="1999"/>
  </office:meta>
</office:document-meta>
</file>